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44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5" style:family="table-cell" style:parent-style-name="Default" style:data-style-name="N107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font-weight="bold"/>
    </style:style>
    <style:style style:name="ce7" style:family="table-cell" style:parent-style-name="Default" style:data-style-name="N107">
      <style:table-cell-properties fo:border="0.06pt solid #000000"/>
      <style:text-properties fo:font-weight="bold"/>
    </style:style>
  </office:automatic-styles>
  <office:body>
    <office:spreadsheet>
      <table:table table:name="Feuille1" table:style-name="ta1" table:print-ranges="Feuille1.A2:Feuille1.E25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1" table:default-cell-style-name="ce4"/>
        <table:table-column table:style-name="co3" table:number-columns-repeated="2" table:default-cell-style-name="ce5"/>
        <table:table-row table:style-name="ro2">
          <table:table-cell table:style-name="Default" office:value-type="string" calcext:value-type="string">
            <text:p>Devis de fournitures informatiques</text:p>
          </table:table-cell>
          <table:table-cell table:style-name="Default" table:number-columns-repeated="4"/>
        </table:table-row>
        <table:table-row table:style-name="ro3">
          <table:table-cell table:style-name="ce1" office:value-type="string" calcext:value-type="string">
            <text:p>Article </text:p>
          </table:table-cell>
          <table:table-cell table:style-name="ce1" office:value-type="string" calcext:value-type="string">
            <text:p>Descriptif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P.U. € HT</text:p>
          </table:table-cell>
          <table:table-cell table:style-name="ce1" office:value-type="string" calcext:value-type="string">
            <text:p>Montants H.T.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ACK DE 50 BOITIERS SLIM CD/DVD - TRAXDATA 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8.95" calcext:value-type="currency">
            <text:p>8,95 €</text:p>
          </table:table-cell>
          <table:table-cell table:formula="of:=[.C3]*[.D3]" office:value-type="currency" office:currency="EUR" office:value="53.7" calcext:value-type="currency">
            <text:p>53,70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D-R 80' SPINDLE DE 100 - MEMOREX 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50.8" calcext:value-type="currency">
            <text:p>50,80 €</text:p>
          </table:table-cell>
          <table:table-cell table:formula="of:=[.C4]*[.D4]" office:value-type="currency" office:currency="EUR" office:value="508" calcext:value-type="currency">
            <text:p>508,00 €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TIQUETTES AVERY CD/DVD PACK DE 100 PLANCHES CHACUNE 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3.95" calcext:value-type="currency">
            <text:p>23,95 €</text:p>
          </table:table-cell>
          <table:table-cell table:formula="of:=[.C5]*[.D5]" office:value-type="currency" office:currency="EUR" office:value="23.95" calcext:value-type="currency">
            <text:p>23,95 €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TIQUETTES AVERY CD/DVD PACK DE 25 PLANCHES CHACUNE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.1" calcext:value-type="currency">
            <text:p>10,10 €</text:p>
          </table:table-cell>
          <table:table-cell table:formula="of:=[.C6]*[.D6]" office:value-type="currency" office:currency="EUR" office:value="20.2" calcext:value-type="currency">
            <text:p>20,20 €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PACK 5 MICROSOFT WHEELMOUSE OPTICAL BLACK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72.86" calcext:value-type="currency">
            <text:p>72,86 €</text:p>
          </table:table-cell>
          <table:table-cell table:formula="of:=[.C7]*[.D7]" office:value-type="currency" office:currency="EUR" office:value="145.72" calcext:value-type="currency">
            <text:p>145,72 €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ATTERIE LITHIUM-ION COMPATIBLE PR DELL LATITUDE C840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83.75" calcext:value-type="currency">
            <text:p>83,75 €</text:p>
          </table:table-cell>
          <table:table-cell table:formula="of:=[.C8]*[.D8]" office:value-type="currency" office:currency="EUR" office:value="167.5" calcext:value-type="currency">
            <text:p>167,50 €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VIKING LECTEUR INTELIFLASH 9EN1 USB 2.0 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15.33" calcext:value-type="currency">
            <text:p>15,33 €</text:p>
          </table:table-cell>
          <table:table-cell table:formula="of:=[.C9]*[.D9]" office:value-type="currency" office:currency="EUR" office:value="76.65" calcext:value-type="currency">
            <text:p>76,65 €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CANNER EPSON PERFECTION 2480 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87.9" calcext:value-type="currency">
            <text:p>87,90 €</text:p>
          </table:table-cell>
          <table:table-cell table:formula="of:=[.C10]*[.D10]" office:value-type="currency" office:currency="EUR" office:value="527.4" calcext:value-type="currency">
            <text:p>527,40 €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DISQUE DUR 160GO USB 2,0 DESIGN PORCHE PC/MAC 7200TPM 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98.9" calcext:value-type="currency">
            <text:p>98,90 €</text:p>
          </table:table-cell>
          <table:table-cell table:formula="of:=[.C11]*[.D11]" office:value-type="currency" office:currency="EUR" office:value="395.6" calcext:value-type="currency">
            <text:p>395,60 €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LE 256MO USB 2,0 HIGH SPEED M300 INTUIX 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21.76" calcext:value-type="currency">
            <text:p>21,76 €</text:p>
          </table:table-cell>
          <table:table-cell table:formula="of:=[.C12]*[.D12]" office:value-type="currency" office:currency="EUR" office:value="108.8" calcext:value-type="currency">
            <text:p>108,80 €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TRANSCEND SECURE DIGITAL CARD 512MO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46.9" calcext:value-type="currency">
            <text:p>46,90 €</text:p>
          </table:table-cell>
          <table:table-cell table:formula="of:=[.C13]*[.D13]" office:value-type="currency" office:currency="EUR" office:value="93.8" calcext:value-type="currency">
            <text:p>93,80 €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EMOIRE DDR 333MHZ 512MO PNY 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82.5" calcext:value-type="currency">
            <text:p>82,50 €</text:p>
          </table:table-cell>
          <table:table-cell table:formula="of:=[.C14]*[.D14]" office:value-type="currency" office:currency="EUR" office:value="990" calcext:value-type="currency">
            <text:p>990,00 €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CARTOUCHE NUM. DLT IV IMATION 35/70G 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22.6" calcext:value-type="currency">
            <text:p>22,60 €</text:p>
          </table:table-cell>
          <table:table-cell table:formula="of:=[.C15]*[.D15]" office:value-type="currency" office:currency="EUR" office:value="226" calcext:value-type="currency">
            <text:p>226,00 €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CARTE USB 2.0 PCMCIA POUR PORTABLE 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29.6" calcext:value-type="currency">
            <text:p>29,60 €</text:p>
          </table:table-cell>
          <table:table-cell table:formula="of:=[.C16]*[.D16]" office:value-type="currency" office:currency="EUR" office:value="236.8" calcext:value-type="currency">
            <text:p>236,80 €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Norton SystemWorks 2005 Mise à jour 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8.5" calcext:value-type="currency">
            <text:p>48,50 €</text:p>
          </table:table-cell>
          <table:table-cell table:formula="of:=[.C17]*[.D17]" office:value-type="currency" office:currency="EUR" office:value="48.5" calcext:value-type="currency">
            <text:p>48,50 €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HAUT PARLEUR SPIN 75 LABTECH 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3.75" calcext:value-type="currency">
            <text:p>13,75 €</text:p>
          </table:table-cell>
          <table:table-cell table:formula="of:=[.C18]*[.D18]" office:value-type="currency" office:currency="EUR" office:value="137.5" calcext:value-type="currency">
            <text:p>137,50 €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MICRO CASQUE PLANTRONICS AUDIO 40 </text:p>
          </table:table-cell>
          <table:table-cell office:value-type="float" office:value="16" calcext:value-type="float">
            <text:p>16</text:p>
          </table:table-cell>
          <table:table-cell office:value-type="currency" office:currency="EUR" office:value="17.9" calcext:value-type="currency">
            <text:p>17,90 €</text:p>
          </table:table-cell>
          <table:table-cell table:formula="of:=[.C19]*[.D19]" office:value-type="currency" office:currency="EUR" office:value="286.4" calcext:value-type="currency">
            <text:p>286,40 €</text:p>
          </table:table-cell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MONTANT HT </text:p>
          </table:table-cell>
          <table:table-cell table:formula="of:=SUM([.E3:.E19])" office:value-type="currency" office:currency="EUR" office:value="4046.52" calcext:value-type="currency">
            <text:p>4 046,52 €</text:p>
          </table:table-cell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PORT &amp; EMBALLAGE</text:p>
          </table:table-cell>
          <table:table-cell table:formula="of:=IF([.E20]&lt;230;11;0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TOTAL HT</text:p>
          </table:table-cell>
          <table:table-cell table:style-name="ce7" table:formula="of:=[.E20]+[.E21]" office:value-type="currency" office:currency="EUR" office:value="4046.52" calcext:value-type="currency">
            <text:p>4 046,52 €</text:p>
          </table:table-cell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TVA 19,6%</text:p>
          </table:table-cell>
          <table:table-cell table:formula="of:=[.E22]*19.6/100" office:value-type="currency" office:currency="EUR" office:value="793.11792" calcext:value-type="currency">
            <text:p>793,12 €</text:p>
          </table:table-cell>
        </table:table-row>
        <table:table-row table:style-name="ro2">
          <table:table-cell table:style-name="Default" table:number-columns-repeated="3"/>
          <table:table-cell table:style-name="ce6"/>
          <table:table-cell/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TOTAL TTC</text:p>
          </table:table-cell>
          <table:table-cell table:style-name="ce7" table:formula="of:=[.E22]+[.E23]" office:value-type="currency" office:currency="EUR" office:value="4839.63792" calcext:value-type="currency">
            <text:p>4 839,64 €</text:p>
          </table:table-cell>
        </table:table-row>
      </table:table>
      <table:table table:name="Feuille2" table:style-name="ta1" table:print="false">
        <table:table-column table:style-name="co1" table:number-columns-repeated="6" table:default-cell-style-name="Default"/>
        <table:table-row table:style-name="ro1">
          <table:table-cell office:value-type="string" table:number-columns-spanned="2" table:number-rows-spanned="1">
            <text:p>Désignation</text:p>
          </table:table-cell>
          <table:covered-table-cell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table:number-columns-spanned="6" table:number-rows-spanned="1">
            <text:p>PACK DE 50 BOITIERS SLIM CD/DVD - TRAXDATA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CD-R 80' SPINDLE DE 100 - MEMOREX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TIQUETTES AVERY CD/DVD PACK DE 100 PLANCHES CHACUNE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CONTENANT 2 ETIQUETTES = 200 ETIQUETTES EN TOUT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TIQUETTES AVERY CD/DVD PACK DE 25 PLANCHES CHACUNE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CONTENANT 2 ETIQUETTES = 50 ETIQUETTES EN TOUT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PACK 5 MICROSOFT WHEELMOUSE OPTICAL BLACK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BATTERIE LITHIUM-ION COMPATIBLE PR DELL LATITUDE C840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VIKING LECTEUR INTELIFLASH 9EN1 USB 2.0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SCANNER EPSON PERFECTION 2480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DISQUE DUR 160GO USB 2,0 DESIGN PORCHE PC/MAC 7200TPM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<text:s/>LACIE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CLE 256MO USB 2,0 HIGH SPEED M300 INTUIX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TRANSCEND SECURE DIGITAL CARD 512MO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2 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MEMOIRE DDR 333MHZ 512MO PNY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CARTOUCHE NUM. DLT IV IMATION 35/70G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CARTE USB 2.0 PCMCIA POUR PORTABLE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Norton SystemWorks 2005 Mise à jour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HAUT PARLEUR SPIN 75 LABTECH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en stock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MICRO CASQUE PLANTRONICS AUDIO 40</text:p>
          </table:table-cell>
          <table:covered-table-cell table:number-columns-repeated="5"/>
        </table:table-row>
        <table:table-row table:style-name="ro1">
          <table:table-cell office:value-type="string" table:number-columns-spanned="6" table:number-rows-spanned="1">
            <text:p>10 jours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table:number-columns-spanned="5" table:number-rows-spanned="1">
            <text:p>N° DE FAX DIFFERENT DE CELUI INDIQUE</text:p>
          </table:table-cell>
          <table:covered-table-cell table:number-columns-repeated="4"/>
          <table:table-cell/>
        </table:table-row>
        <table:table-row table:style-name="ro1">
          <table:table-cell office:value-type="string" table:number-columns-spanned="5" table:number-rows-spanned="1">
            <text:p>SUR LE CATALOGUE :</text:p>
          </table:table-cell>
          <table:covered-table-cell table:number-columns-repeated="4"/>
          <table:table-cell/>
        </table:table-row>
        <table:table-row table:style-name="ro1">
          <table:table-cell office:value-type="string" table:number-columns-spanned="5" table:number-rows-spanned="1">
            <text:p>fax : 01-69-93-22-08</text:p>
          </table:table-cell>
          <table:covered-table-cell table:number-columns-repeated="4"/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1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7">
      <number:number number:decimal-places="2" number:min-integer-digits="1" number:grouping="true"/>
      <number:text> F</number:text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">
      <number:number number:decimal-places="2" number:min-integer-digits="1" number:grouping="true"/>
      <number:text> </number:text>
      <number:currency-symbol number:language="ar">€</number:currency-symbol>
    </number:currency-style>
    <number:number-style style:name="N150P0" style:volatile="true">
      <number:text>Vrai</number:text>
    </number:number-style>
    <number:number-style style:name="N150P1" style:volatile="true">
      <number:text>Vrai</number:text>
    </number:number-style>
    <number:number-style style:name="N150">
      <number:text>Faux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ctif</number:text>
    </number:number-style>
    <number:number-style style:name="N152P1" style:volatile="true">
      <number:text>Actif</number:text>
    </number:number-style>
    <number:number-style style:name="N152">
      <number:text>Inactif</number:text>
      <style:map style:condition="value()&gt;0" style:apply-style-name="N152P0"/>
      <style:map style:condition="value()&lt;0" style:apply-style-name="N152P1"/>
    </number:number-style>
    <number:date-style style:name="N154P0" style:volatile="true">
      <number:day number:style="long"/>
      <number:text>-</number:text>
      <number:month number:textual="true"/>
      <number:text>-</number:text>
      <number:year/>
    </number:date-style>
    <number:text-style style:name="N154">
      <number:text-content/>
      <style:map style:condition="value()&gt;=0" style:apply-style-name="N154P0"/>
    </number:text-style>
    <number:date-style style:name="N155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55">
      <number:text-content/>
      <style:map style:condition="value()&gt;=0" style:apply-style-name="N155P0"/>
    </number:text-style>
    <number:date-style style:name="N157P0" style:volatile="true">
      <number:month/>
      <number:text>/</number:text>
      <number:day/>
      <number:text>/</number:text>
      <number:year number:style="long"/>
    </number:date-style>
    <number:text-style style:name="N157">
      <number:text-content/>
      <style:map style:condition="value()&gt;=0" style:apply-style-name="N157P0"/>
    </number:text-style>
    <number:number-style style:name="N158">
      <number:number number:min-integer-digits="1"/>
      <number:text> </number:text>
    </number:number-style>
    <number:currency-style style:name="N15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.499cm" fo:margin-right="1.499cm" style:shadow="none" fo:background-color="transparent" style:table-centering="both" style:writing-mode="lr-tb">
        <style:background-image/>
      </style:page-layout-properties>
      <style:header-style>
        <style:header-footer-properties fo:min-height="3cm" fo:margin-left="0cm" fo:margin-right="0cm" fo:margin-bottom="1cm"/>
      </style:header-style>
      <style:footer-style>
        <style:header-footer-properties fo:min-height="3cm" fo:margin-left="0cm" fo:margin-right="0cm" fo:margin-top="1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Jérémy Bressand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center>
          <text:p>Page <text:page-number>1</text:page-number></text:p>
        </style:region-center>
        <style:region-right>
          <text:p>18/03/15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14:54:32.788250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Dominique Lachiver</meta:initial-creator>
    <meta:creation-date>2005-11-27T21:11:43</meta:creation-date>
    <dc:creator>jbressand </dc:creator>
    <dc:date>2015-03-18T15:13:51.917069916</dc:date>
    <dc:language>fr-FR</dc:language>
    <meta:editing-cycles>10</meta:editing-cycles>
    <meta:editing-duration>PT26M55S</meta:editing-duration>
    <meta:document-statistic meta:table-count="3" meta:cell-count="142" meta:object-count="0"/>
    <meta:user-defined meta:name="Info 1"/>
    <meta:user-defined meta:name="Info 2"/>
    <meta:user-defined meta:name="Info 3"/>
    <meta:user-defined meta:name="Info 4"/>
  </office:meta>
</office:document-meta>
</file>